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style:page-number="1"/>
    </style:style>
    <style:style style:name="T2" style:parent-style-name="DefaultParagraphFont" style:family="text">
      <style:text-properties fo:font-weight="bold" style:font-weight-asian="bold" fo:font-size="20pt" style:font-size-asian="20pt" style:font-size-complex="20pt"/>
    </style:style>
    <style:style style:name="T3" style:parent-style-name="DefaultParagraphFont" style:family="text">
      <style:text-properties fo:font-weight="bold" style:font-weight-asian="bold" fo:font-size="20pt" style:font-size-asian="20pt" style:font-size-complex="20pt" fo:language="en" fo:country="GB"/>
    </style:style>
    <style:style style:name="P4" style:parent-style-name="Standard" style:family="paragraph">
      <style:paragraph-properties fo:text-align="center"/>
      <style:text-properties fo:font-weight="bold" style:font-weight-asian="bold" fo:font-size="20pt" style:font-size-asian="20pt" style:font-size-complex="20pt"/>
    </style:style>
    <style:style style:name="P5" style:parent-style-name="Standard" style:family="paragraph">
      <style:text-properties fo:font-weight="bold" style:font-weight-asian="bold" fo:font-size="16pt" style:font-size-asian="16pt" style:font-size-complex="16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weight="bold" style:font-weight-asian="bold" fo:font-style="italic" style:font-style-asian="italic" fo:font-size="12pt" style:font-size-asian="12pt" style:font-size-complex="12pt"/>
    </style:style>
    <style:style style:name="P8" style:parent-style-name="Standard" style:family="paragraph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P15" style:parent-style-name="Standard" style:family="paragraph"/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1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font-size="12pt" style:font-size-asian="12pt" style:font-size-complex="12pt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T25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27" style:parent-style-name="DefaultParagraphFont" style:family="text">
      <style:text-properties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P30" style:parent-style-name="Standard" style:family="paragraph"/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34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fo:font-size="12pt" style:font-size-asian="12pt" style:font-size-complex="12pt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T3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4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41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Standard" style:family="paragraph"/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5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51" style:parent-style-name="DefaultParagraphFont" style:family="text">
      <style:text-properties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55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5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57" style:parent-style-name="DefaultParagraphFont" style:family="text">
      <style:text-properties fo:font-size="12pt" style:font-size-asian="12pt" style:font-size-complex="12pt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P61" style:parent-style-name="Standard" style:family="paragraph"/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65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T68" style:parent-style-name="DefaultParagraphFont" style:family="text">
      <style:text-properties fo:font-size="12pt" style:font-size-asian="12pt" style:font-size-complex="12pt"/>
    </style:style>
    <style:style style:name="T69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70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71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72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73" style:parent-style-name="DefaultParagraphFont" style:family="text">
      <style:text-properties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size="12pt" style:font-size-asian="12pt" style:font-size-complex="12pt"/>
    </style:style>
    <style:style style:name="P76" style:parent-style-name="Standard" style:family="paragraph"/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T7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0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DefaultParagraphFont" style:family="text">
      <style:text-properties fo:font-size="12pt" style:font-size-asian="12pt" style:font-size-complex="12pt"/>
    </style:style>
    <style:style style:name="T83" style:parent-style-name="DefaultParagraphFont" style:family="text">
      <style:text-properties fo:font-size="12pt" style:font-size-asian="12pt" style:font-size-complex="12pt"/>
    </style:style>
    <style:style style:name="T84" style:parent-style-name="DefaultParagraphFont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7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88" style:parent-style-name="DefaultParagraphFont" style:family="text">
      <style:text-properties fo:font-size="12pt" style:font-size-asian="12pt" style:font-size-complex="12pt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 fo:language="es" fo:country="MX"/>
    </style:style>
    <style:style style:name="P92" style:parent-style-name="Standard" style:family="paragraph"/>
    <style:style style:name="T93" style:parent-style-name="DefaultParagraphFont" style:family="text">
      <style:text-properties fo:font-size="12pt" style:font-size-asian="12pt" style:font-size-complex="12pt" fo:language="es" fo:country="MX"/>
    </style:style>
    <style:style style:name="T94" style:parent-style-name="DefaultParagraphFont" style:family="text">
      <style:text-properties fo:font-style="italic" style:font-style-asian="italic" style:font-style-complex="italic" fo:language="es" fo:country="MX"/>
    </style:style>
    <style:style style:name="T95" style:parent-style-name="DefaultParagraphFont" style:family="text">
      <style:text-properties fo:font-style="italic" style:font-style-asian="italic" style:font-style-complex="italic" fo:language="es" fo:country="MX"/>
    </style:style>
    <style:style style:name="T96" style:parent-style-name="DefaultParagraphFont" style:family="text">
      <style:text-properties fo:font-style="italic" style:font-style-asian="italic" style:font-style-complex="italic" fo:language="es" fo:country="MX"/>
    </style:style>
    <style:style style:name="T97" style:parent-style-name="DefaultParagraphFont" style:family="text">
      <style:text-properties fo:language="es" fo:country="MX"/>
    </style:style>
    <style:style style:name="T98" style:parent-style-name="DefaultParagraphFont" style:family="text">
      <style:text-properties fo:language="es" fo:country="MX"/>
    </style:style>
    <style:style style:name="T99" style:parent-style-name="DefaultParagraphFont" style:family="text">
      <style:text-properties fo:language="es" fo:country="MX"/>
    </style:style>
    <style:style style:name="T100" style:parent-style-name="DefaultParagraphFont" style:family="text">
      <style:text-properties fo:font-style="italic" style:font-style-asian="italic" style:font-style-complex="italic" fo:language="es" fo:country="MX"/>
    </style:style>
    <style:style style:name="T101" style:parent-style-name="DefaultParagraphFont" style:family="text">
      <style:text-properties fo:language="es" fo:country="MX"/>
    </style:style>
    <style:style style:name="T102" style:parent-style-name="DefaultParagraphFont" style:family="text">
      <style:text-properties fo:language="es" fo:country="MX"/>
    </style:style>
    <style:style style:name="T103" style:parent-style-name="DefaultParagraphFont" style:family="text">
      <style:text-properties fo:language="es" fo:country="MX"/>
    </style:style>
    <style:style style:name="P104" style:parent-style-name="Standard" style:family="paragraph">
      <style:paragraph-properties fo:margin-left="0.25in">
        <style:tab-stops/>
      </style:paragraph-properties>
      <style:text-properties fo:language="es" fo:country="MX"/>
    </style:style>
    <style:style style:name="P105" style:parent-style-name="Standard" style:family="paragraph">
      <style:paragraph-properties fo:margin-left="0.25in">
        <style:tab-stops/>
      </style:paragraph-properties>
    </style:style>
    <style:style style:name="T10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T107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P108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 fo:language="es" fo:country="MX"/>
    </style:style>
    <style:style style:name="P109" style:parent-style-name="Standard" style:family="paragraph"/>
    <style:style style:name="T110" style:parent-style-name="DefaultParagraphFont" style:family="text">
      <style:text-properties fo:font-size="12pt" style:font-size-asian="12pt" style:font-size-complex="12pt" fo:language="es" fo:country="MX"/>
    </style:style>
    <style:style style:name="T111" style:parent-style-name="DefaultParagraphFont" style:family="text">
      <style:text-properties fo:font-size="12pt" style:font-size-asian="12pt" style:font-size-complex="12pt" fo:language="es" fo:country="MX"/>
    </style:style>
    <style:style style:name="T112" style:parent-style-name="DefaultParagraphFont" style:family="text">
      <style:text-properties fo:font-size="12pt" style:font-size-asian="12pt" style:font-size-complex="12pt" fo:language="es" fo:country="MX"/>
    </style:style>
    <style:style style:name="P113" style:parent-style-name="Standard" style:family="paragraph"/>
    <style:style style:name="T114" style:parent-style-name="DefaultParagraphFont" style:family="text">
      <style:text-properties fo:font-size="12pt" style:font-size-asian="12pt" style:font-size-complex="12pt" fo:language="es" fo:country="MX"/>
    </style:style>
    <style:style style:name="T115" style:parent-style-name="DefaultParagraphFont" style:family="text">
      <style:text-properties fo:font-size="12pt" style:font-size-asian="12pt" style:font-size-complex="12pt"/>
    </style:style>
    <style:style style:name="T116" style:parent-style-name="DefaultParagraphFont" style:family="text">
      <style:text-properties fo:font-size="12pt" style:font-size-asian="12pt" style:font-size-complex="12pt" fo:language="es" fo:country="MX"/>
    </style:style>
    <style:style style:name="T117" style:parent-style-name="DefaultParagraphFont" style:family="text">
      <style:text-properties fo:font-size="12pt" style:font-size-asian="12pt" style:font-size-complex="12pt" fo:language="es" fo:country="MX"/>
    </style:style>
    <style:style style:name="T118" style:parent-style-name="DefaultParagraphFont" style:family="text">
      <style:text-properties fo:font-size="12pt" style:font-size-asian="12pt" style:font-size-complex="12pt" fo:language="es" fo:country="MX"/>
    </style:style>
    <style:style style:name="P119" style:parent-style-name="Standard" style:family="paragraph"/>
    <style:style style:name="T120" style:parent-style-name="DefaultParagraphFont" style:family="text">
      <style:text-properties fo:font-size="12pt" style:font-size-asian="12pt" style:font-size-complex="12pt" fo:language="es" fo:country="MX"/>
    </style:style>
    <style:style style:name="T121" style:parent-style-name="DefaultParagraphFont" style:family="text">
      <style:text-properties fo:font-size="12pt" style:font-size-asian="12pt" style:font-size-complex="12pt" fo:language="es" fo:country="MX"/>
    </style:style>
    <style:style style:name="T122" style:parent-style-name="DefaultParagraphFont" style:family="text">
      <style:text-properties fo:font-size="12pt" style:font-size-asian="12pt" style:font-size-complex="12pt"/>
    </style:style>
    <style:style style:name="T123" style:parent-style-name="DefaultParagraphFont" style:family="text">
      <style:text-properties fo:font-size="12pt" style:font-size-asian="12pt" style:font-size-complex="12pt" fo:language="es" fo:country="MX"/>
    </style:style>
    <style:style style:name="T124" style:parent-style-name="DefaultParagraphFont" style:family="text">
      <style:text-properties fo:font-size="12pt" style:font-size-asian="12pt" style:font-size-complex="12pt" fo:language="es" fo:country="MX"/>
    </style:style>
    <style:style style:name="P125" style:parent-style-name="Standard" style:family="paragraph"/>
    <style:style style:name="T126" style:parent-style-name="DefaultParagraphFont" style:family="text">
      <style:text-properties fo:font-size="12pt" style:font-size-asian="12pt" style:font-size-complex="12pt" fo:language="es" fo:country="MX"/>
    </style:style>
    <style:style style:name="T127" style:parent-style-name="DefaultParagraphFont" style:family="text">
      <style:text-properties fo:font-size="12pt" style:font-size-asian="12pt" style:font-size-complex="12pt" fo:language="es" fo:country="MX"/>
    </style:style>
    <style:style style:name="T128" style:parent-style-name="DefaultParagraphFont" style:family="text">
      <style:text-properties fo:font-size="12pt" style:font-size-asian="12pt" style:font-size-complex="12pt" fo:language="es" fo:country="MX"/>
    </style:style>
    <style:style style:name="P129" style:parent-style-name="Standard" style:family="paragraph"/>
    <style:style style:name="T130" style:parent-style-name="DefaultParagraphFont" style:family="text">
      <style:text-properties fo:font-size="12pt" style:font-size-asian="12pt" style:font-size-complex="12pt" fo:language="es" fo:country="MX"/>
    </style:style>
    <style:style style:name="T131" style:parent-style-name="DefaultParagraphFont" style:family="text">
      <style:text-properties fo:font-size="12pt" style:font-size-asian="12pt" style:font-size-complex="12pt" fo:language="es" fo:country="MX"/>
    </style:style>
    <style:style style:name="T132" style:parent-style-name="DefaultParagraphFont" style:family="text">
      <style:text-properties fo:font-size="12pt" style:font-size-asian="12pt" style:font-size-complex="12pt" fo:language="es" fo:country="MX"/>
    </style:style>
    <style:style style:name="T133" style:parent-style-name="DefaultParagraphFont" style:family="text">
      <style:text-properties fo:font-size="12pt" style:font-size-asian="12pt" style:font-size-complex="12pt" fo:language="es" fo:country="MX"/>
    </style:style>
    <style:style style:name="P134" style:parent-style-name="Standard" style:family="paragraph">
      <style:paragraph-properties fo:margin-left="0.25in">
        <style:tab-stops/>
      </style:paragraph-properties>
    </style:style>
    <style:style style:name="T135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136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37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38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39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40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41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42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43" style:parent-style-name="Standard" style:family="paragraph">
      <style:paragraph-properties fo:margin-left="0.25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144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45" style:parent-style-name="Standard" style:family="paragraph">
      <style:paragraph-properties fo:margin-left="0.25in">
        <style:tab-stops/>
      </style:paragraph-properties>
      <style:text-properties fo:font-style="italic" style:font-style-asian="italic" style:font-style-complex="italic" fo:font-size="12pt" style:font-size-asian="12pt" style:font-size-complex="12pt"/>
    </style:style>
    <style:style style:name="P146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47" style:parent-style-name="Standard" style:family="paragraph">
      <style:paragraph-properties fo:margin-left="0.25in">
        <style:tab-stops/>
      </style:paragraph-properties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P149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50" style:parent-style-name="Standard" style:family="paragraph">
      <style:paragraph-properties fo:margin-left="0.25in">
        <style:tab-stops/>
      </style:paragraph-properties>
      <style:text-properties fo:font-size="12pt" style:font-size-asian="12pt" style:font-size-complex="12pt"/>
    </style:style>
    <style:style style:name="P151" style:parent-style-name="Standard" style:family="paragraph">
      <style:paragraph-properties fo:margin-left="0.25in">
        <style:tab-stops/>
      </style:paragraph-properties>
    </style:style>
    <style:style style:name="T152" style:parent-style-name="DefaultParagraphFont" style:family="text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 fo:language="es" fo:country="MX"/>
    </style:style>
    <style:style style:name="P153" style:parent-style-name="Standard" style:family="paragraph">
      <style:paragraph-properties fo:margin-left="0.25in">
        <style:tab-stops/>
      </style:paragraph-properties>
    </style:style>
    <style:style style:name="T154" style:parent-style-name="DefaultParagraphFont" style:family="text">
      <style:text-properties fo:font-size="12pt" style:font-size-asian="12pt" style:font-size-complex="12pt" fo:language="es" fo:country="MX"/>
    </style:style>
    <style:style style:name="T155" style:parent-style-name="DefaultParagraphFont" style:family="text">
      <style:text-properties fo:font-size="12pt" style:font-size-asian="12pt" style:font-size-complex="12pt" fo:language="es" fo:country="MX"/>
    </style:style>
    <style:style style:name="T156" style:parent-style-name="DefaultParagraphFont" style:family="text">
      <style:text-properties fo:font-size="12pt" style:font-size-asian="12pt" style:font-size-complex="12pt" fo:language="es" fo:country="MX"/>
    </style:style>
    <style:style style:name="T157" style:parent-style-name="DefaultParagraphFont" style:family="text">
      <style:text-properties fo:font-size="12pt" style:font-size-asian="12pt" style:font-size-complex="12pt" fo:language="es" fo:country="MX"/>
    </style:style>
    <style:style style:name="T158" style:parent-style-name="DefaultParagraphFont" style:family="text">
      <style:text-properties fo:font-size="12pt" style:font-size-asian="12pt" style:font-size-complex="12pt" fo:language="es" fo:country="MX"/>
    </style:style>
    <style:style style:name="T159" style:parent-style-name="DefaultParagraphFont" style:family="text">
      <style:text-properties fo:font-size="12pt" style:font-size-asian="12pt" style:font-size-complex="12pt" fo:language="es" fo:country="MX"/>
    </style:style>
    <style:style style:name="T160" style:parent-style-name="DefaultParagraphFont" style:family="text">
      <style:text-properties fo:font-size="12pt" style:font-size-asian="12pt" style:font-size-complex="12pt" fo:language="es" fo:country="MX"/>
    </style:style>
    <style:style style:name="T161" style:parent-style-name="DefaultParagraphFont" style:family="text">
      <style:text-properties fo:font-size="12pt" style:font-size-asian="12pt" style:font-size-complex="12pt" fo:language="es" fo:country="MX"/>
    </style:style>
  </office:automatic-styles>
  <office:body>
    <office:text text:use-soft-page-breaks="true">
      <text:p text:style-name="P1"><text:span text:style-name="T2">Practica0</text:span><text:span text:style-name="T3">4</text:span></text:p>
      <text:p text:style-name="P4"/>
      <text:p text:style-name="P5">Restricciones del Modelo</text:p>
      <text:p text:style-name="P6"/>
      <text:p text:style-name="P7">Relaciones</text:p>
      <text:p text:style-name="P8">En esta sección haremos una breve explicación del porqué de la cardinalidad y la participación de nuestras relaciones usadas en el modelo.</text:p>
      <text:p text:style-name="Standard"><text:span text:style-name="T9">Cada bulletpoint separa todas las<text:s/></text:span><text:span text:style-name="T10">relaciones del modelo E/R, y dentro de estos está la sección de<text:s/></text:span><text:span text:style-name="T11">Cardinalidad<text:s/></text:span><text:span text:style-name="T12">y de<text:s/></text:span><text:span text:style-name="T13">Participación</text:span><text:span text:style-name="T14">. En cada una dando la explicación del uso de las flechas en el diagrama.</text:span></text:p>
      <text:list text:style-name="WWNum1">
        <text:list-item>
          <text:p text:style-name="P15"><text:span text:style-name="T16">Trabajar (Empleado:Vivero)</text:span><text:span text:style-name="T17"><text:line-break/></text:span><text:span text:style-name="T18">Cardinalidad N:M</text:span><text:span text:style-name="T19"><text:line-break/></text:span><text:span text:style-name="T20">Un empleado sólo puede trabajar en un viver</text:span><text:span text:style-name="T21">o.</text:span><text:span text:style-name="T22"><text:line-break/></text:span><text:span text:style-name="T23">En un vivero trabajan uno o más empleados.</text:span><text:span text:style-name="T24"><text:line-break/></text:span><text:span text:style-name="T25">Participación total:total</text:span><text:span text:style-name="T26"><text:line-break/></text:span><text:span text:style-name="T27">Todos los empleados deben trabajar en algún vivero.</text:span><text:span text:style-name="T28"><text:line-break/></text:span><text:span text:style-name="T29">Todos los viveros deben tener algún empleado trabajando.</text:span></text:p>
        </text:list-item>
        <text:list-item>
          <text:p text:style-name="P30"><text:span text:style-name="T31">Ayudar (VentaFisica:Empleado)</text:span><text:span text:style-name="T32"><text:line-break/></text:span><text:span text:style-name="T33">Cardinalidad <text:s/>N:1</text:span><text:span text:style-name="T34"><text:line-break/></text:span><text:span text:style-name="T35">Una venta física es ayudada</text:span><text:span text:style-name="T36"><text:s/>por un único empleado mostrador.</text:span><text:span text:style-name="T37"><text:line-break/></text:span><text:span text:style-name="T38">Un empleado mostrador puede ayuar en múltiples ventas físicas.</text:span><text:span text:style-name="T39"><text:line-break/></text:span><text:span text:style-name="T40">Participación total:parcial</text:span><text:span text:style-name="T41"><text:line-break/></text:span><text:span text:style-name="T42">Puede existir algún mostrador sin ventas físicas asistidas.</text:span><text:span text:style-name="T43"><text:line-break/></text:span><text:span text:style-name="T44">Puede existir alguna venta física sin ningún empleado mostrador que la<text:s/></text:span><text:span text:style-name="T45">asista (el cliente puede llegar con el artículo directamente a cajas).</text:span></text:p>
        </text:list-item>
        <text:list-item>
          <text:p text:style-name="P46"><text:span text:style-name="T47">Cobrar (VentaFisica:Empleado)</text:span><text:span text:style-name="T48"><text:line-break/></text:span><text:span text:style-name="T49">Cardinalidad N:1</text:span><text:span text:style-name="T50"><text:line-break/></text:span><text:span text:style-name="T51">Una venta física es cobrada por un único cajero.</text:span><text:span text:style-name="T52"><text:line-break/></text:span><text:span text:style-name="T53">Un cajero puede cobrar muchas ventas físicas.</text:span><text:span text:style-name="T54"><text:line-break/></text:span><text:span text:style-name="T55">Participación total:parcial</text:span><text:span text:style-name="T56"><text:line-break/></text:span><text:span text:style-name="T57">Todas las venta</text:span><text:span text:style-name="T58">s físicas son cobradas por algún cajero.</text:span><text:span text:style-name="T59"><text:line-break/></text:span><text:span text:style-name="T60">Puede haber un cajero que no cobre ninguna venta física.</text:span></text:p>
        </text:list-item>
        <text:list-item>
          <text:p text:style-name="P61"><text:span text:style-name="T62">Entregar (Venta:Planta)</text:span><text:span text:style-name="T63"><text:line-break/></text:span><text:span text:style-name="T64">Cardinalidad 1:N</text:span><text:span text:style-name="T65"><text:line-break/></text:span><text:span text:style-name="T66">Una venta puede entregar muchas plantas.</text:span><text:span text:style-name="T67"><text:line-break/></text:span><text:span text:style-name="T68">Una planta es entragada en una única venta, no más.</text:span><text:span text:style-name="T69"><text:line-break/></text:span><text:span text:style-name="T70">Participación total:parc</text:span><text:span text:style-name="T71">ial</text:span><text:span text:style-name="T72"><text:line-break/></text:span><text:span text:style-name="T73">Todas las ventas físicas entregan alguna planta (no venden otros artículos).</text:span><text:span text:style-name="T74"><text:line-break/></text:span><text:span text:style-name="T75">Puede haber plantas que no son entregadas en una venta.</text:span></text:p>
        </text:list-item>
        <text:list-item>
          <text:p text:style-name="P76"><text:span text:style-name="T77">Pagar (Venta:Cliente)</text:span><text:span text:style-name="T78"><text:line-break/></text:span><text:span text:style-name="T79">Cardinalidad N:1</text:span><text:span text:style-name="T80"><text:line-break/></text:span><text:span text:style-name="T81">Una venta es pagada por un único cliente.</text:span><text:span text:style-name="T82"><text:line-break/></text:span><text:soft-page-break/><text:span text:style-name="T83">Un mismo cliente puede pagar<text:s/></text:span><text:span text:style-name="T84">muchas ventas.</text:span><text:span text:style-name="T85"><text:line-break/></text:span><text:span text:style-name="T86">Participación total:parcial</text:span><text:span text:style-name="T87"><text:line-break/></text:span><text:span text:style-name="T88">Todas las ventas son pagadas por algún cliente.</text:span><text:span text:style-name="T89"><text:line-break/></text:span><text:span text:style-name="T90">Podemos tener los datos registrados de algún cliente que no haya realizado ningún pago de venta</text:span><text:span text:style-name="T91">.</text:span></text:p>
        </text:list-item>
        <text:list-item>
          <text:p text:style-name="P92"><text:span text:style-name="T93">En (Planta:Vivero)</text:span><text:line-break/><text:span text:style-name="T94">Cardinalidad N</text:span><text:span text:style-name="T95">:M</text:span><text:span text:style-name="T96"><text:line-break/></text:span><text:span text:style-name="T97">Una planta existe en múltiples viveros.</text:span><text:span text:style-name="T98"><text:line-break/>Un vivero contiene múltiples plantas.</text:span><text:span text:style-name="T99"><text:line-break/></text:span><text:span text:style-name="T100">Participación total:total</text:span><text:line-break/><text:span text:style-name="T101">Todas las plantas existen en todos l</text:span><text:span text:style-name="T102">os viveros (Si no hay una planta en cierto vivero, simplemente se evalúa con 0, pero no deja de existir)</text:span><text:span text:style-name="T103"><text:line-break/>Todos los viveros contienen todas las plantas (Igualmente, cuando un vivero no contenga cierta planta, simplemente se evalúa con 0)</text:span></text:p>
        </text:list-item>
      </text:list>
      <text:p text:style-name="P104"/>
      <text:p text:style-name="P105"><text:span text:style-name="T106">Identificador</text:span><text:span text:style-name="T107">es</text:span></text:p>
      <text:p text:style-name="P108">En esta<text:s/>sección<text:s/>denotamos<text:s/>las entidades y sus identificadores, además de dar una breve explicación de por qué elegimos ese atributo como identificador.</text:p>
      <text:list text:style-name="LFO3" text:continue-numbering="true">
        <text:list-item>
          <text:p text:style-name="P109"><text:span text:style-name="T110">Planta</text:span><text:span text:style-name="T111"><text:line-break/>NombrePlanta</text:span><text:span text:style-name="T112"><text:line-break/>Cada planta tiene un nombre único, por lo que podemos usar dicho nombre como identificador.</text:span></text:p>
        </text:list-item>
        <text:list-item>
          <text:p text:style-name="P113"><text:span text:style-name="T114">Venta</text:span><text:span text:style-name="T115"><text:line-break/></text:span><text:span text:style-name="T116">IdVenta</text:span><text:span text:style-name="T117"><text:line-break/></text:span><text:span text:style-name="T118">No hay ninguna propiedad en venta que sea única, por lo que generamos un Id para cada venta.</text:span></text:p>
        </text:list-item>
        <text:list-item>
          <text:p text:style-name="P119"><text:span text:style-name="T120">Cliente</text:span><text:span text:style-name="T121"><text:line-break/>IdCliente</text:span><text:span text:style-name="T122"><text:line-break/></text:span><text:span text:style-name="T123">No hay n</text:span><text:span text:style-name="T124">inguna propiedad que describa de manera única a una persona, por lo que generamos un Id para cada cliente.</text:span></text:p>
        </text:list-item>
        <text:list-item>
          <text:p text:style-name="P125"><text:span text:style-name="T126">Empleado</text:span><text:span text:style-name="T127"><text:line-break/>IdEmpleado</text:span><text:span text:style-name="T128"><text:line-break/>De la misma manera, ninguna propiedad de una persona se puede usar para describirlo, por lo que generamos un Id para cada empleado.</text:span></text:p>
        </text:list-item>
        <text:list-item>
          <text:p text:style-name="P129"><text:span text:style-name="T130">Vivero</text:span><text:span text:style-name="T131"><text:line-break/>NombreVivero</text:span><text:span text:style-name="T132"><text:line-break/>Asumimos que no se utiliza el mismo nombre para 2 viveros, por lo cual podemos usar el nombre del vivero como identificador.</text:span><text:span text:style-name="T133"><text:line-break/></text:span></text:p>
        </text:list-item>
      </text:list>
      <text:p text:style-name="P134"><text:span text:style-name="T135"><text:line-break/></text:span><text:span text:style-name="T136">Generalizaciones y especializaciones</text:span></text:p>
      <text:p text:style-name="P137">En esta sección analizamos la<text:s/>única generalización y únicas dos especializaciones que tiene nuestro diagrama, que son Venta, VentaFisica y VentaElectronica respectivamente.</text:p>
      <text:soft-page-break/>
      <text:p text:style-name="P138">La especialización es disyuntiva ya que una venta sólo es o física, o electrónica, no ambas al mismo<text:s/>tiempo.</text:p>
      <text:p text:style-name="P139">La especialización es de participación total puesto que todas las ventas están forzadas a especializarse, ya sea en ser una venta física o una venta electrónica. No existen las “ventas” por sí solas, *deben especializarse*.</text:p>
      <text:p text:style-name="P140"/>
      <text:p text:style-name="P141">Por otro lado, nuestra<text:s/>entidad Venta tiene dos relaciones: Entregar y Pagar.</text:p>
      <text:p text:style-name="P142">Analicemos ambas.</text:p>
      <text:p text:style-name="P143">Entregar</text:p>
      <text:p text:style-name="P144">Todas nuestras ventas deben entregar al menos una planta puesto que los viveros es el único artículo que venden. De esta forma, ya sea venta física o venta electrónica debe entregar al menos una planta.</text:p>
      <text:p text:style-name="P145">Pagar</text:p>
      <text:p text:style-name="P146">Todas las ventas deben ser pagadas por un cliente.</text:p>
      <text:p text:style-name="P147"><text:span text:style-name="T148">Decidimos que todas las ventas reciban información de clientes,</text:span></text:p>
      <text:p text:style-name="P149">esto es para poder recibir devoluciones.</text:p>
      <text:p text:style-name="P150"/>
      <text:p text:style-name="P151"><text:span text:style-name="T152">Otras consideraciones</text:span></text:p>
      <text:p text:style-name="P153"><text:span text:style-name="T154">En esta sección aclaramos el<text:s/></text:span><text:span text:style-name="T155">por qué</text:span><text:span text:style-name="T156"><text:s/>tomamos una decisión en particular que podría parecer un error.</text:span><text:span text:style-name="T157"><text:line-break/></text:span><text:span text:style-name="T158">Para<text:s/></text:span><text:span text:style-name="T159">almacenar fechas usamos el tipo nativo de<text:s/></text:span><text:span text:style-name="T160">PostgreSQL</text:span><text:span text:style-name="T161">, y por lo tanto las consideramos atributos simples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ListLabel1" style:display-name="ListLabel 1" style:family="text">
      <style:text-properties fo:font-size="12pt" style:font-size-asian="12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WW_CharLFO1LVL1" style:family="text">
      <style:text-properties fo:font-size="12pt" style:font-size-asian="12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AN EDUARDO BRAVO PINEDA</dc:creator>
    <meta:creation-date>2022-09-27T02:15:00Z</meta:creation-date>
    <dc:date>2022-09-27T03:58:00Z</dc:date>
    <meta:template xlink:href="Normal.dotm" xlink:type="simple"/>
    <meta:editing-cycles>4</meta:editing-cycles>
    <meta:editing-duration>PT6840S</meta:editing-duration>
    <meta:document-statistic meta:page-count="3" meta:paragraph-count="8" meta:word-count="659" meta:character-count="4409" meta:row-count="31" meta:non-whitespace-character-count="3758"/>
  </office:meta>
</office:document-meta>
</file>